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D32523319D02C100.jpg" manifest:media-type="image/jpeg"/>
  <manifest:file-entry manifest:full-path="Pictures/1000000000000280000001E0CAD2C9B34CC7141E.jpg" manifest:media-type="image/jpeg"/>
  <manifest:file-entry manifest:full-path="Pictures/1000000000000BD000000FC029D014F8DAD410F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6cm" fo:min-width="5.6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4cm" svg:height="10.6cm" svg:x="0.765cm" svg:y="0.708cm">
          <draw:image xlink:href="Pictures/1000000000000BD000000FC029D014F8DAD410FE.jpg" xlink:type="simple" xlink:show="embed" xlink:actuate="onLoad" draw:mime-type="image/jpeg">
            <text:p/>
          </draw:image>
        </draw:frame>
        <draw:frame draw:style-name="gr1" draw:text-style-name="P1" draw:layer="layout" svg:width="15.33cm" svg:height="11.5cm" svg:x="8.948cm" svg:y="10.358cm">
          <draw:image xlink:href="Pictures/1000000000000280000001E0CAD2C9B34CC7141E.jpg" xlink:type="simple" xlink:show="embed" xlink:actuate="onLoad" draw:mime-type="image/jpeg">
            <text:p/>
          </draw:image>
        </draw:frame>
        <draw:frame draw:style-name="gr1" draw:text-style-name="P1" draw:layer="layout" svg:width="11.25cm" svg:height="8.45cm" svg:x="8.914cm" svg:y="1.633cm">
          <draw:image xlink:href="Pictures/1000000000000FC000000BD0D32523319D02C100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6.16cm" svg:height="2.06cm" svg:x="4.172cm" svg:y="10.7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928cm" svg:height="1.673cm" svg:x="4.272cm" svg:y="10.954cm">
            <draw:text-box>
              <text:p>Photondetektor mit Probe</text:p>
            </draw:text-box>
          </draw:frame>
        </draw:g>
        <draw:g>
          <draw:custom-shape draw:style-name="gr2" draw:text-style-name="P2" draw:layer="layout" svg:width="6.16cm" svg:height="2.06cm" svg:x="13.75cm" svg:y="1.6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6.15cm" svg:height="1.673cm" svg:x="13.85cm" svg:y="1.89cm">
            <draw:text-box>
              <text:p>Vielkanalanalysator (Red Pitaya)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01T11:42:13.356981526</dc:date>
    <meta:editing-duration>PT2H24M22S</meta:editing-duration>
    <meta:editing-cycles>28</meta:editing-cycles>
    <meta:generator>LibreOffice/7.3.7.2$Linux_X86_64 LibreOffice_project/30$Build-2</meta:generator>
    <meta:document-statistic meta:object-count="9"/>
  </office:meta>
</office:document-meta>
</file>